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2080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Heading_20_1">
      <style:text-properties fo:font-weight="bold" officeooo:paragraph-rsid="00081740" style:font-weight-asian="bold" style:font-weight-complex="bold"/>
    </style:style>
    <style:style style:name="P4" style:family="paragraph" style:parent-style-name="Standard">
      <style:text-properties fo:font-weight="bold" officeooo:paragraph-rsid="00081740" style:font-weight-asian="bold" style:font-weight-complex="bold"/>
    </style:style>
    <style:style style:name="P5" style:family="paragraph" style:parent-style-name="Standard">
      <style:text-properties fo:font-weight="bold" officeooo:rsid="00042080" officeooo:paragraph-rsid="00081740" style:font-weight-asian="bold" style:font-weight-complex="bold"/>
    </style:style>
    <style:style style:name="P6" style:family="paragraph" style:parent-style-name="Standard">
      <style:text-properties officeooo:paragraph-rsid="00081740"/>
    </style:style>
    <style:style style:name="P7" style:family="paragraph" style:parent-style-name="Preformatted_20_Text">
      <style:text-properties style:font-name="Liberation Serif" fo:font-size="12pt" style:font-size-asian="12pt" style:font-size-complex="12pt"/>
    </style:style>
    <style:style style:name="P8" style:family="paragraph" style:parent-style-name="Preformatted_20_Text">
      <style:text-properties style:font-name="Liberation Serif" fo:font-size="12pt" fo:font-weight="bold" officeooo:rsid="000fa611" officeooo:paragraph-rsid="00112efa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Liberation Serif" fo:font-size="12pt" fo:font-weight="bold" officeooo:paragraph-rsid="00081740" style:font-size-asian="12pt" style:font-weight-asian="bold" style:font-size-complex="12pt" style:font-weight-complex="bold"/>
    </style:style>
    <style:style style:name="P10" style:family="paragraph" style:parent-style-name="Text_20_body">
      <style:text-properties style:font-name="Liberation Serif" fo:font-size="12pt" style:font-size-asian="12pt" style:font-size-complex="12pt"/>
    </style:style>
    <style:style style:name="T1" style:family="text">
      <style:text-properties officeooo:rsid="00042080"/>
    </style:style>
    <style:style style:name="T2" style:family="text">
      <style:text-properties fo:font-weight="bold" officeooo:rsid="00042080" style:font-weight-asian="bold" style:font-weight-complex="bold"/>
    </style:style>
    <style:style style:name="T3" style:family="text">
      <style:text-properties officeooo:rsid="0006f9c8"/>
    </style:style>
    <style:style style:name="T4" style:family="text">
      <style:text-properties officeooo:rsid="0007439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Liberation Serif" fo:font-size="12pt" style:font-size-asian="12pt" style:font-size-complex="12pt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AI Trading Lab -- Project Cheat Sheet</text:p>
      <text:p text:style-name="Standard"/>
      <text:p text:style-name="Standard">This file explains what each major Python file in the project does and</text:p>
      <text:p text:style-name="Standard">how the system flows together. It is meant to be a quick reference when</text:p>
      <text:p text:style-name="Standard">navigating the growing codebase.</text:p>
      <text:p text:style-name="Standard"/>
      <text:p text:style-name="Standard">------------------------------------------------------------------------</text:p>
      <text:p text:style-name="Standard"/>
      <text:p text:style-name="Standard"># System Overview</text:p>
      <text:p text:style-name="Standard"/>
      <text:p text:style-name="Standard">Typical runtime flow when running:</text:p>
      <text:p text:style-name="Standard"/>
      <text:p text:style-name="Standard"><text:s text:c="4"/>python3 market_agent.py --live</text:p>
      <text:p text:style-name="Standard"/>
      <text:p text:style-name="Standard">Pipeline:</text:p>
      <text:p text:style-name="Standard"/>
      <text:p text:style-name="Standard"><text:s text:c="4"/>market_agent.py</text:p>
      <text:p text:style-name="Standard"><text:s text:c="10"/>↓</text:p>
      <text:p text:style-name="Standard"><text:s text:c="4"/>live_trading.py</text:p>
      <text:p text:style-name="Standard"><text:s text:c="10"/>↓</text:p>
      <text:p text:style-name="Standard"><text:s text:c="4"/>data_utils.py → fetch market data</text:p>
      <text:p text:style-name="Standard"><text:s text:c="10"/>↓</text:p>
      <text:p text:style-name="Standard"><text:s text:c="4"/>strategies.py → generate signals</text:p>
      <text:p text:style-name="Standard"><text:s text:c="10"/>↓</text:p>
      <text:p text:style-name="Standard"><text:s text:c="4"/>signal_engine.py → combine votes</text:p>
      <text:p text:style-name="Standard"><text:s text:c="10"/>↓</text:p>
      <text:p text:style-name="Standard"><text:s text:c="4"/>risk_manager.py → determine position size</text:p>
      <text:p text:style-name="Standard"><text:s text:c="10"/>↓</text:p>
      <text:p text:style-name="Standard"><text:s text:c="4"/>portfolio.py → execute buy/sell</text:p>
      <text:p text:style-name="Standard"><text:s text:c="10"/>↓</text:p>
      <text:p text:style-name="Standard"><text:s text:c="4"/>equity_logger.py → write equity log</text:p>
      <text:p text:style-name="Standard"><text:s text:c="10"/>↓</text:p>
      <text:p text:style-name="Standard"><text:s text:c="4"/>equity_chart.py → generate charts</text:p>
      <text:p text:style-name="Standard"/>
      <text:p text:style-name="Standard">------------------------------------------------------------------------</text:p>
      <text:p text:style-name="Standard"/>
      <text:p text:style-name="Standard"># Core Engine</text:p>
      <text:p text:style-name="Standard"/>
      <text:p text:style-name="Standard">## market_agent.py</text:p>
      <text:p text:style-name="Standard"/>
      <text:p text:style-name="Standard">Main command center.</text:p>
      <text:p text:style-name="Standard"/>
      <text:p text:style-name="Standard">Runs things like:</text:p>
      <text:p text:style-name="Standard"/>
      <text:p text:style-name="Standard"><text:s text:c="4"/>python3 market_agent.py --live</text:p>
      <text:p text:style-name="Standard"><text:s text:c="4"/>python3 market_agent.py --scan</text:p>
      <text:p text:style-name="Standard"><text:s text:c="4"/>python3 market_agent.py --lab</text:p>
      <text:p text:style-name="Standard"/>
      <text:p text:style-name="Standard">Responsibilities:</text:p>
      <text:p text:style-name="Standard"><text:soft-page-break/></text:p>
      <text:p text:style-name="Standard">- <text:s text:c="2"/>CLI argument handling</text:p>
      <text:p text:style-name="Standard">- <text:s text:c="2"/>launching live trading</text:p>
      <text:p text:style-name="Standard">- <text:s text:c="2"/>running backtests</text:p>
      <text:p text:style-name="Standard">- <text:s text:c="2"/>running research tools</text:p>
      <text:p text:style-name="Standard">- <text:s text:c="2"/>generating strategy comparison charts</text:p>
      <text:p text:style-name="Standard"/>
      <text:p text:style-name="Standard">------------------------------------------------------------------------</text:p>
      <text:p text:style-name="Standard"/>
      <text:p text:style-name="Standard">## live_trading.py</text:p>
      <text:p text:style-name="Standard"/>
      <text:p text:style-name="Standard">The real-time trading engine.</text:p>
      <text:p text:style-name="Standard"/>
      <text:p text:style-name="Standard">Main responsibilities:</text:p>
      <text:p text:style-name="Standard"/>
      <text:p text:style-name="Standard">- <text:s text:c="2"/>fetch live prices</text:p>
      <text:p text:style-name="Standard">- <text:s text:c="2"/>compute strategy signals</text:p>
      <text:p text:style-name="Standard">- <text:s text:c="2"/>vote on signals</text:p>
      <text:p text:style-name="Standard">- <text:s text:c="2"/>risk management</text:p>
      <text:p text:style-name="Standard">- <text:s text:c="2"/>place trades</text:p>
      <text:p text:style-name="Standard">- <text:s text:c="2"/>update portfolio</text:p>
      <text:p text:style-name="Standard">- <text:s text:c="2"/>log equity</text:p>
      <text:p text:style-name="Standard">- <text:s text:c="2"/>generate charts</text:p>
      <text:p text:style-name="Standard"/>
      <text:p text:style-name="Standard">------------------------------------------------------------------------</text:p>
      <text:p text:style-name="Standard"/>
      <text:p text:style-name="Standard"># Data Utilities</text:p>
      <text:p text:style-name="Standard"/>
      <text:p text:style-name="Standard">## data_utils.py</text:p>
      <text:p text:style-name="Standard"/>
      <text:p text:style-name="Standard">Fetches market data.</text:p>
      <text:p text:style-name="Standard"/>
      <text:p text:style-name="Standard">Main function:</text:p>
      <text:p text:style-name="Standard"/>
      <text:p text:style-name="Standard"><text:s text:c="4"/>get_recent_data()</text:p>
      <text:p text:style-name="Standard"/>
      <text:p text:style-name="Standard">Used throughout the system for retrieving price history.</text:p>
      <text:p text:style-name="Standard"/>
      <text:p text:style-name="Standard">------------------------------------------------------------------------</text:p>
      <text:p text:style-name="Standard"/>
      <text:p text:style-name="Standard"># Market Scanning</text:p>
      <text:p text:style-name="Standard"/>
      <text:p text:style-name="Standard">## momentum_scanner.py</text:p>
      <text:p text:style-name="Standard"/>
      <text:p text:style-name="Standard">Finds strongest stocks based on short-term momentum.</text:p>
      <text:p text:style-name="Standard"/>
      <text:p text:style-name="Standard">Typical output:</text:p>
      <text:p text:style-name="Standard"/>
      <text:p text:style-name="Standard"><text:s text:c="4"/>NVDA +2.1%</text:p>
      <text:p text:style-name="Standard"><text:soft-page-break/><text:s text:c="4"/>AMD <text:s/>+1.5%</text:p>
      <text:p text:style-name="Standard"><text:s text:c="4"/>META +0.9%</text:p>
      <text:p text:style-name="Standard"/>
      <text:p text:style-name="Standard">Used for discovery and market analysis.</text:p>
      <text:p text:style-name="Standard"/>
      <text:p text:style-name="Standard">------------------------------------------------------------------------</text:p>
      <text:p text:style-name="Standard"/>
      <text:p text:style-name="Standard"># Trading Strategies</text:p>
      <text:p text:style-name="Standard"/>
      <text:p text:style-name="Standard">## strategies.py</text:p>
      <text:p text:style-name="Standard"/>
      <text:p text:style-name="Standard">Contains the core trading logic:</text:p>
      <text:p text:style-name="Standard"/>
      <text:p text:style-name="Standard">- <text:s text:c="2"/>analyze_market()</text:p>
      <text:p text:style-name="Standard">- <text:s text:c="2"/>mean_reversion_strategy()</text:p>
      <text:p text:style-name="Standard">- <text:s text:c="2"/>adaptive_strategy()</text:p>
      <text:p text:style-name="Standard">- <text:s text:c="2"/>volatility_breakout_strategy()</text:p>
      <text:p text:style-name="Standard"/>
      <text:p text:style-name="Standard">Each strategy returns:</text:p>
      <text:p text:style-name="Standard"/>
      <text:p text:style-name="Standard"><text:s text:c="4"/>BUY</text:p>
      <text:p text:style-name="Standard"><text:s text:c="4"/>SELL</text:p>
      <text:p text:style-name="Standard"><text:s text:c="4"/>HOLD</text:p>
      <text:p text:style-name="Standard"/>
      <text:p text:style-name="Standard">------------------------------------------------------------------------</text:p>
      <text:p text:style-name="Standard"/>
      <text:p text:style-name="Standard"># Portfolio System</text:p>
      <text:p text:style-name="Standard"/>
      <text:p text:style-name="Standard">## portfolio.py</text:p>
      <text:p text:style-name="Standard"/>
      <text:p text:style-name="Standard">Tracks the account state.</text:p>
      <text:p text:style-name="Standard"/>
      <text:p text:style-name="Standard">Handles:</text:p>
      <text:p text:style-name="Standard"/>
      <text:p text:style-name="Standard">- <text:s text:c="2"/>cash</text:p>
      <text:p text:style-name="Standard">- <text:s text:c="2"/>open positions</text:p>
      <text:p text:style-name="Standard">- <text:s text:c="2"/>entry prices</text:p>
      <text:p text:style-name="Standard">- <text:s text:c="2"/>trade history</text:p>
      <text:p text:style-name="Standard"/>
      <text:p text:style-name="Standard">Main methods:</text:p>
      <text:p text:style-name="Standard"/>
      <text:p text:style-name="Standard"><text:s text:c="4"/>buy()</text:p>
      <text:p text:style-name="Standard"><text:s text:c="4"/>sell()</text:p>
      <text:p text:style-name="Standard"><text:s text:c="4"/>total_value()</text:p>
      <text:p text:style-name="Standard"/>
      <text:p text:style-name="Standard">------------------------------------------------------------------------</text:p>
      <text:p text:style-name="Standard"/>
      <text:p text:style-name="Standard">## portfolio_state.py</text:p>
      <text:p text:style-name="Standard"/>
      <text:p text:style-name="Standard"><text:soft-page-break/>Saves and loads bot state so the system can resume after restart.</text:p>
      <text:p text:style-name="Standard"/>
      <text:p text:style-name="Standard">Creates file:</text:p>
      <text:p text:style-name="Standard"/>
      <text:p text:style-name="Standard"><text:s text:c="4"/>live_state.json</text:p>
      <text:p text:style-name="Standard"/>
      <text:p text:style-name="Standard">Stores:</text:p>
      <text:p text:style-name="Standard"/>
      <text:p text:style-name="Standard">- <text:s text:c="2"/>cash</text:p>
      <text:p text:style-name="Standard">- <text:s text:c="2"/>positions</text:p>
      <text:p text:style-name="Standard">- <text:s text:c="2"/>entry prices</text:p>
      <text:p text:style-name="Standard"/>
      <text:p text:style-name="Standard">------------------------------------------------------------------------</text:p>
      <text:p text:style-name="Standard"/>
      <text:p text:style-name="Standard"># Risk Management</text:p>
      <text:p text:style-name="Standard"/>
      <text:p text:style-name="Standard">## risk_manager.py</text:p>
      <text:p text:style-name="Standard"/>
      <text:p text:style-name="Standard">Controls risk rules such as:</text:p>
      <text:p text:style-name="Standard"/>
      <text:p text:style-name="Standard">- <text:s text:c="2"/>max risk per trade</text:p>
      <text:p text:style-name="Standard">- <text:s text:c="2"/>portfolio exposure</text:p>
      <text:p text:style-name="Standard">- <text:s text:c="2"/>position sizing</text:p>
      <text:p text:style-name="Standard"/>
      <text:p text:style-name="Standard">------------------------------------------------------------------------</text:p>
      <text:p text:style-name="Standard"/>
      <text:p text:style-name="Standard"># Signal System</text:p>
      <text:p text:style-name="Standard"/>
      <text:p text:style-name="Standard">## signal_engine.py</text:p>
      <text:p text:style-name="Standard"/>
      <text:p text:style-name="Standard">Combines strategy signals into final decisions.</text:p>
      <text:p text:style-name="Standard"/>
      <text:p text:style-name="Standard">Implements the voting system used by the trading bot.</text:p>
      <text:p text:style-name="Standard"/>
      <text:p text:style-name="Standard">------------------------------------------------------------------------</text:p>
      <text:p text:style-name="Standard"/>
      <text:p text:style-name="Standard"># Logging</text:p>
      <text:p text:style-name="Standard"/>
      <text:p text:style-name="Standard">## equity_logger.py</text:p>
      <text:p text:style-name="Standard"/>
      <text:p text:style-name="Standard">Logs account performance to CSV files.</text:p>
      <text:p text:style-name="Standard"/>
      <text:p text:style-name="Standard">Example files created:</text:p>
      <text:p text:style-name="Standard"/>
      <text:p text:style-name="Standard"><text:s text:c="4"/>equity_log_default_bot.csv</text:p>
      <text:p text:style-name="Standard"><text:s text:c="4"/>equity_log_adaptive_bot.csv</text:p>
      <text:p text:style-name="Standard"><text:s text:c="4"/>equity_log_momentum_bot.csv</text:p>
      <text:p text:style-name="Standard"/>
      <text:p text:style-name="Standard">Each row contains:</text:p>
      <text:p text:style-name="Standard"><text:soft-page-break/></text:p>
      <text:p text:style-name="Standard">- <text:s text:c="2"/>timestamp</text:p>
      <text:p text:style-name="Standard">- <text:s text:c="2"/>strategy equity values</text:p>
      <text:p text:style-name="Standard"/>
      <text:p text:style-name="Standard">------------------------------------------------------------------------</text:p>
      <text:p text:style-name="Standard"/>
      <text:p text:style-name="Standard">## trade_logger.py</text:p>
      <text:p text:style-name="Standard"/>
      <text:p text:style-name="Standard">Logs each executed trade.</text:p>
      <text:p text:style-name="Standard"/>
      <text:p text:style-name="Standard">Example:</text:p>
      <text:p text:style-name="Standard"/>
      <text:p text:style-name="Standard"><text:s text:c="4"/>BUY NVDA 10 @ 920</text:p>
      <text:p text:style-name="Standard"><text:s text:c="4"/>SELL TSLA 5 @ 170</text:p>
      <text:p text:style-name="Standard"/>
      <text:p text:style-name="Standard">------------------------------------------------------------------------</text:p>
      <text:p text:style-name="Standard"/>
      <text:p text:style-name="Standard"># Graph and Chart Generators</text:p>
      <text:p text:style-name="Standard"/>
      <text:p text:style-name="Standard">These Python files **create graphs or visual charts** in the system.</text:p>
      <text:p text:style-name="Standard"/>
      <text:p text:style-name="Standard">## equity_chart.py</text:p>
      <text:p text:style-name="Standard"/>
      <text:p text:style-name="Standard">Generates portfolio performance charts.</text:p>
      <text:p text:style-name="Standard"/>
      <text:p text:style-name="Standard">Creates:</text:p>
      <text:p text:style-name="Standard"/>
      <text:p text:style-name="Standard"><text:s text:c="4"/>chart.png</text:p>
      <text:p text:style-name="Standard"><text:s text:c="4"/>reports/live_performance/equity_*.png</text:p>
      <text:p text:style-name="Standard"/>
      <text:p text:style-name="Standard">Displays:</text:p>
      <text:p text:style-name="Standard"/>
      <text:p text:style-name="Standard">- <text:s text:c="2"/>equity curve</text:p>
      <text:p text:style-name="Standard">- <text:s text:c="2"/>drawdown</text:p>
      <text:p text:style-name="Standard">- <text:s text:c="2"/>strategy comparison</text:p>
      <text:p text:style-name="Standard"/>
      <text:p text:style-name="Standard">This chart is generated automatically during live trading.</text:p>
      <text:p text:style-name="Standard"/>
      <text:p text:style-name="Standard">------------------------------------------------------------------------</text:p>
      <text:p text:style-name="Standard"/>
      <text:p text:style-name="Standard">## trade_charts.py</text:p>
      <text:p text:style-name="Standard"/>
      <text:p text:style-name="Standard">Creates charts for individual trades.</text:p>
      <text:p text:style-name="Standard"/>
      <text:p text:style-name="Standard">Used when a new position is opened.</text:p>
      <text:p text:style-name="Standard"/>
      <text:p text:style-name="Standard">These charts show:</text:p>
      <text:p text:style-name="Standard"/>
      <text:p text:style-name="Standard">- <text:s text:c="2"/>entry price</text:p>
      <text:p text:style-name="Standard"><text:soft-page-break/>- <text:s text:c="2"/>price movement</text:p>
      <text:p text:style-name="Standard">- <text:s text:c="2"/>exit point</text:p>
      <text:p text:style-name="Standard"/>
      <text:p text:style-name="Standard">------------------------------------------------------------------------</text:p>
      <text:p text:style-name="Standard"/>
      <text:p text:style-name="Standard">## visualization.py</text:p>
      <text:p text:style-name="Standard"/>
      <text:p text:style-name="Standard">Used primarily for **backtest visualization**.</text:p>
      <text:p text:style-name="Standard"/>
      <text:p text:style-name="Standard">Creates charts such as:</text:p>
      <text:p text:style-name="Standard"/>
      <text:p text:style-name="Standard">- <text:s text:c="2"/>strategy equity curves</text:p>
      <text:p text:style-name="Standard">- <text:s text:c="2"/>price overlays</text:p>
      <text:p text:style-name="Standard">- <text:s text:c="2"/>trade markers</text:p>
      <text:p text:style-name="Standard"/>
      <text:p text:style-name="Standard">------------------------------------------------------------------------</text:p>
      <text:p text:style-name="Standard"/>
      <text:p text:style-name="Standard">## (Optional / Experimental) Dashboard Scripts</text:p>
      <text:p text:style-name="P6">If created during development, you may also have:</text:p>
      <text:p text:style-name="P4">### trading_dashboard.py</text:p>
      <text:p text:style-name="Standard"><text:tab/><text:tab/><text:tab/><text:tab/><text:tab/><text:tab/><text:tab/></text:p>
      <text:p text:style-name="P2"><text:tab/><text:tab/><text:tab/><text:tab/><text:tab/><text:tab/><text:tab/><text:tab/></text:p>
      <text:p text:style-name="Standard">Live dashboard that shows:<text:tab/><text:tab/><text:tab/><text:tab/></text:p>
      <text:p text:style-name="P1"><text:tab/><text:tab/><text:tab/><text:tab/><text:tab/><text:tab/><text:tab/><text:tab/></text:p>
      <text:p text:style-name="Standard">- <text:s text:c="2"/>equity curve<text:tab/><text:tab/><text:tab/><text:tab/><text:tab/></text:p>
      <text:p text:style-name="Standard">- <text:s text:c="2"/>drawdown<text:tab/><text:tab/><text:tab/><text:tab/><text:tab/><text:tab/><text:tab/></text:p>
      <text:p text:style-name="Standard">- <text:s text:c="2"/>portfolio stats</text:p>
      <text:p text:style-name="Standard"><text:tab/><text:tab/><text:tab/><text:tab/><text:tab/><text:tab/><text:tab/><text:tab/></text:p>
      <text:p text:style-name="Standard">### live_dashboard.py</text:p>
      <text:p text:style-name="Standard"/>
      <text:p text:style-name="Standard">Simple real-time chart viewer for equity logs.</text:p>
      <text:p text:style-name="Standard"/>
      <text:p text:style-name="Standard">These are monitoring tools and are not required for trading.</text:p>
      <text:p text:style-name="Standard"/>
      <text:p text:style-name="Standard">------------------------------------------------------------------------</text:p>
      <text:p text:style-name="Standard"/>
      <text:p text:style-name="Standard"># Strategy Intelligence</text:p>
      <text:p text:style-name="Standard"/>
      <text:p text:style-name="Standard">## strategy_stats.py</text:p>
      <text:p text:style-name="Standard"/>
      <text:p text:style-name="Standard">Tracks strategy performance:</text:p>
      <text:p text:style-name="Standard"/>
      <text:p text:style-name="Standard">- <text:s text:c="2"/>win rate</text:p>
      <text:p text:style-name="Standard">- <text:s text:c="2"/>average trade</text:p>
      <text:p text:style-name="Standard">- <text:s text:c="2"/>profit factor</text:p>
      <text:p text:style-name="Standard"/>
      <text:p text:style-name="Standard">Used to analyze which strategies perform best.</text:p>
      <text:p text:style-name="Standard"/>
      <text:p text:style-name="Standard">------------------------------------------------------------------------</text:p>
      <text:p text:style-name="Standard"><text:soft-page-break/></text:p>
      <text:p text:style-name="Standard">## strategy_memory.json</text:p>
      <text:p text:style-name="Standard"/>
      <text:p text:style-name="Standard">Stores learning data for adaptive strategy weighting.</text:p>
      <text:p text:style-name="Standard"/>
      <text:p text:style-name="Standard">Tracks:</text:p>
      <text:p text:style-name="Standard"/>
      <text:p text:style-name="Standard">- <text:s text:c="2"/>total P/L per strategy</text:p>
      <text:p text:style-name="Standard">- <text:s text:c="2"/>number of trades</text:p>
      <text:p text:style-name="Standard"/>
      <text:p text:style-name="Standard">Used to adjust strategy weights over time.</text:p>
      <text:p text:style-name="Standard"/>
      <text:p text:style-name="Standard">------------------------------------------------------------------------</text:p>
      <text:p text:style-name="Standard"/>
      <text:p text:style-name="Standard"># Research Engines</text:p>
      <text:p text:style-name="Standard"/>
      <text:p text:style-name="Standard">Inside the `engine/` directory:</text:p>
      <text:p text:style-name="Standard"/>
      <text:p text:style-name="Standard">### evolve_engine.py</text:p>
      <text:p text:style-name="Standard"/>
      <text:p text:style-name="Standard">Genetic search for new strategies.</text:p>
      <text:p text:style-name="Standard"/>
      <text:p text:style-name="Standard">### lab_engine.py</text:p>
      <text:p text:style-name="Standard"/>
      <text:p text:style-name="Standard">Strategy experimentation and research.</text:p>
      <text:p text:style-name="Standard"/>
      <text:p text:style-name="Standard">### scan_engine.py</text:p>
      <text:p text:style-name="Standard"/>
      <text:p text:style-name="Standard">Multi-ticker scanning engine.</text:p>
      <text:p text:style-name="Standard"/>
      <text:p text:style-name="Standard">These tools are used for **strategy development and testing**.</text:p>
      <text:p text:style-name="Standard"/>
      <text:p text:style-name="Standard">------------------------------------------------------------------------</text:p>
      <text:p text:style-name="Standard"/>
      <text:p text:style-name="Standard"># Automatically Generated Data Files</text:p>
      <text:p text:style-name="Standard"/>
      <text:p text:style-name="Standard">These appear during runtime:</text:p>
      <text:p text:style-name="Standard"/>
      <text:p text:style-name="Standard"><text:s text:c="4"/>equity_log_*.csv</text:p>
      <text:p text:style-name="Standard"><text:s text:c="4"/>chart.png</text:p>
      <text:p text:style-name="Standard"><text:s text:c="4"/>live_state.json</text:p>
      <text:p text:style-name="Standard"><text:s text:c="4"/>strategy_memory.json</text:p>
      <text:p text:style-name="Standard"><text:s text:c="4"/>reports/live_performance/</text:p>
      <text:p text:style-name="Standard"/>
      <text:p text:style-name="Standard">These files contain runtime logs, performance data, and charts.</text:p>
      <text:p text:style-name="Standard"/>
      <text:p text:style-name="Standard">------------------------------------------------------------------------</text:p>
      <text:p text:style-name="Standard"/>
      <text:p text:style-name="Standard"># Quick Mental Model</text:p>
      <text:p text:style-name="Standard"><text:soft-page-break/></text:p>
      <text:p text:style-name="Standard">Think of the system in layers:</text:p>
      <text:p text:style-name="Standard"/>
      <text:p text:style-name="Standard"><text:s text:c="4"/>Market Data</text:p>
      <text:p text:style-name="Standard"><text:s text:c="8"/>↓</text:p>
      <text:p text:style-name="Standard"><text:s text:c="4"/>Strategies</text:p>
      <text:p text:style-name="Standard"><text:s text:c="8"/>↓</text:p>
      <text:p text:style-name="Standard"><text:s text:c="4"/>Signal Voting</text:p>
      <text:p text:style-name="Standard"><text:s text:c="8"/>↓</text:p>
      <text:p text:style-name="Standard"><text:s text:c="4"/>Risk Manager</text:p>
      <text:p text:style-name="Standard"><text:s text:c="8"/>↓</text:p>
      <text:p text:style-name="Standard"><text:s text:c="4"/>Portfolio Execution</text:p>
      <text:p text:style-name="Standard"><text:s text:c="8"/>↓</text:p>
      <text:p text:style-name="Standard"><text:s text:c="4"/>Logging</text:p>
      <text:p text:style-name="Standard"><text:s text:c="8"/>↓</text:p>
      <text:p text:style-name="Standard"><text:s text:c="4"/>Charts &amp; Visualization</text:p>
      <text:p text:style-name="Standard"/>
      <text:p text:style-name="Standard">------------------------------------------------------------------------</text:p>
      <text:p text:style-name="Standard"/>
      <text:p text:style-name="Standard"># Tip</text:p>
      <text:p text:style-name="Standard"/>
      <text:p text:style-name="Standard">As the project grows, keep this file updated so it always reflects the</text:p>
      <text:p text:style-name="Standard">architecture of the system.</text:p>
      <text:p text:style-name="Standard"/>
      <text:p text:style-name="Standard"/>
      <text:p text:style-name="Standard">market_agent.py <text:s text:c="7"/>← main program</text:p>
      <text:p text:style-name="Standard">live_trading.py <text:s text:c="7"/>← trading engine</text:p>
      <text:p text:style-name="Standard">equity_logger.py <text:s text:c="6"/>← logs performance</text:p>
      <text:p text:style-name="Standard">equity_chart.py <text:s text:c="7"/>← saves PNG charts</text:p>
      <text:p text:style-name="Standard"/>
      <text:p text:style-name="Standard">trading_dashboard.py <text:s text:c="2"/>← live monitoring window</text:p>
      <text:p text:style-name="Standard"/>
      <text:p text:style-name="Standard"/>
      <text:p text:style-name="Standard"/>
      <text:p text:style-name="P6"><text:tab/><text:span text:style-name="T2">updated graphs</text:span></text:p>
      <text:p text:style-name="P4">python3 trading_dashboard.py ---<text:span text:style-name="T4">better info</text:span></text:p>
      <text:p text:style-name="P4">python3 live_dashboard.py <text:s text:c="2"/>---<text:span text:style-name="T4">ok to delete</text:span></text:p>
      <text:p text:style-name="P5"><text:tab/>both showing same data</text:p>
      <text:p text:style-name="P4"><text:s/>python chart_viewer.py</text:p>
      <text:p text:style-name="P4"><text:tab/><text:span text:style-name="T1">4way graph, doesn’t update</text:span></text:p>
      <text:p text:style-name="P5">tail equity_log_adaptive_bot.csv</text:p>
      <text:p text:style-name="P4"><text:tab/><text:span text:style-name="T1">log file w/data points</text:span></text:p>
      <text:p text:style-name="P4"/>
      <text:p text:style-name="P4"><text:tab/>*.<text:span text:style-name="T3">png = (graphs)</text:span></text:p>
      <text:p text:style-name="P4"/>
      <text:p text:style-name="P4"/>
      <text:p text:style-name="P4">python3 -m bots.market_agent –cycle</text:p>
      <text:p text:style-name="P4">python3 -m dashboard.trading_dashboard.py</text:p>
      <text:p text:style-name="P4">python3 -m bots.market_agent --auto</text:p>
      <text:h text:style-name="P3" text:outline-level="1"><text:soft-page-break/>6️⃣ How you’ll run the system</text:h>
      <text:p text:style-name="P10">Terminal 1 (bot):</text:p>
      <text:section text:style-name="Sect1" text:name="code-block-viewer">
        <text:p text:style-name="P7">python3 market_agent.py --live</text:p>
        <text:p text:style-name="P8">*** </text:p>
        <text:p text:style-name="P8"/>
        <text:p text:style-name="P8">python3 -m bots.market_agent --live</text:p>
        <text:p text:style-name="P7"/>
      </text:section>
      <text:p text:style-name="P10">Terminal 2 (dashboard):</text:p>
      <text:section text:style-name="Sect1" text:name="Section1">
        <text:p text:style-name="P7"><text:bookmark text:name="code-block-viewer"/>python3 trading_dashboard.py</text:p>
      </text:section>
      <text:p text:style-name="Text_20_body"><text:span text:style-name="T6">Now you get </text:span><text:span text:style-name="Strong_20_Emphasis"><text:span text:style-name="T6">live charts while the bot trades</text:span></text:span><text:span text:style-name="T6">.</text:span></text:p>
      <text:p text:style-name="P9">python3 -m dashboard.trading_dashboard</text:p>
      <text:p text:style-name="P9"/>
      <text:p text:style-name="P9">*** python3 -m bots.market_agent --daemon --lo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3T13:25:07.348070180</meta:creation-date>
    <dc:date>2026-03-16T19:36:17.813311603</dc:date>
    <meta:editing-duration>PT4H23M41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9" meta:paragraph-count="255" meta:word-count="798" meta:character-count="7326" meta:non-whitespace-character-count="6312"/>
  </office:meta>
</office:document-meta>
</file>